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libri" officeooo:rsid="0003472c" officeooo:paragraph-rsid="0003472c"/>
    </style:style>
    <style:style style:name="P2" style:family="paragraph" style:parent-style-name="Text_20_body">
      <style:paragraph-properties fo:text-align="justify" style:justify-single-word="false"/>
      <style:text-properties style:font-name="Calibri" officeooo:rsid="0003472c" officeooo:paragraph-rsid="0003472c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Calibri" officeooo:rsid="0003472c" officeooo:paragraph-rsid="000636da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Calibri" officeooo:rsid="0003472c" officeooo:paragraph-rsid="0003472c"/>
    </style:style>
    <style:style style:name="P5" style:family="paragraph" style:parent-style-name="Text_20_body">
      <style:paragraph-properties fo:text-align="justify" style:justify-single-word="false"/>
      <style:text-properties style:font-name="Calibri" officeooo:rsid="000468ad" officeooo:paragraph-rsid="000468a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Calibri" officeooo:rsid="0008d5b0" officeooo:paragraph-rsid="0008d5b0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Calibri" officeooo:rsid="000a0bdc" officeooo:paragraph-rsid="000a0bdc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Calibri" officeooo:rsid="000f393d" officeooo:paragraph-rsid="000f393d"/>
    </style:style>
    <style:style style:name="P9" style:family="paragraph" style:parent-style-name="Text_20_body">
      <style:text-properties officeooo:paragraph-rsid="0003472c"/>
    </style:style>
    <style:style style:name="P10" style:family="paragraph" style:parent-style-name="Title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 officeooo:rsid="0003472c"/>
    </style:style>
    <style:style style:name="T2" style:family="text">
      <style:text-properties officeooo:rsid="000468a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0468ad"/>
    </style:style>
    <style:style style:name="T5" style:family="text">
      <style:text-properties fo:color="#ff0000" loext:opacity="100%" officeooo:rsid="000636da"/>
    </style:style>
    <style:style style:name="T6" style:family="text">
      <style:text-properties officeooo:rsid="000636da"/>
    </style:style>
    <style:style style:name="T7" style:family="text">
      <style:text-properties officeooo:rsid="00076637"/>
    </style:style>
    <style:style style:name="T8" style:family="text">
      <style:text-properties officeooo:rsid="0007dd90"/>
    </style:style>
    <style:style style:name="T9" style:family="text">
      <style:text-properties officeooo:rsid="0008d5b0"/>
    </style:style>
    <style:style style:name="T10" style:family="text">
      <style:text-properties officeooo:rsid="000acc0c"/>
    </style:style>
    <style:style style:name="T11" style:family="text">
      <style:text-properties officeooo:rsid="000cb0ec"/>
    </style:style>
    <style:style style:name="T12" style:family="text">
      <style:text-properties officeooo:rsid="000de090"/>
    </style:style>
    <style:style style:name="T13" style:family="text">
      <style:text-properties officeooo:rsid="0010d94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ABAJO XML</text:p>
      <text:p text:style-name="P2"><text:span text:style-name="T2">El trabajo consiste en un documento XML con validación con una DTD externa el cual define </text:span><text:s/>defin<text:span text:style-name="T2">e la colecci</text:span><text:span text:style-name="T6">ó</text:span><text:span text:style-name="T2">n de campeones (personajes) del juego League of Legends.</text:span></text:p>
      <text:p text:style-name="P5">El trabajo contiene:</text:p>
      <text:list xml:id="list1406274570" text:style-name="L1">
        <text:list-item>
          <text:p text:style-name="P3">Un elemento raíz “<text:span text:style-name="T2">collection”</text:span> que <text:span text:style-name="T2">guarda todas las colecciones dentro del juego </text:span><text:span text:style-name="T8">a través de sus elementos hijos</text:span><text:span text:style-name="T2"> “champions”, “emotes”, “wards”, “runes”. <text:s/></text:span><text:span text:style-name="T4">(Nota: solo me he centrado en el elemento “champion</text:span><text:span text:style-name="T5">s</text:span><text:span text:style-name="T4">” porque sino se agrandaría demasiado.)</text:span><text:span text:style-name="T3"> </text:span></text:p>
        </text:list-item>
        <text:list-item>
          <text:p text:style-name="P4"><text:span text:style-name="T2">Dentro de “champions”</text:span> <text:span text:style-name="T7">contendr</text:span><text:span text:style-name="T10">á </text:span><text:span text:style-name="T13">minimo un</text:span><text:span text:style-name="T7"> “champion” los cuales </text:span><text:span text:style-name="T8">cada uno</text:span><text:span text:style-name="T7"> t</text:span><text:span text:style-name="T8">endrá los</text:span><text:span text:style-name="T7"> atributos “name” y “nickname” </text:span><text:span text:style-name="T9">los cuales seran #REQUIRED </text:span><text:span text:style-name="T7">para poder diferenciarlos </text:span><text:span text:style-name="T8">y</text:span><text:span text:style-name="T7"> </text:span><text:span text:style-name="T8">a</text:span><text:span text:style-name="T7">l mismo tiempo elementos hijos llamados “progression”, “overview”, “abilities”, “skins”.</text:span></text:p>
        </text:list-item>
        <text:list-item>
          <text:p text:style-name="P6">El elemento hijo “progression” contendrá dos elementos hijos llamados “eternals” y “mastery” los cuales indican tu habilidad con ese determinado personaje. El elemento hijo “eternals” indica los logros conseguidos con ese personaje, el cual tendrá dos elementos hijos “series_1” para logros específicos de ese personaje <text:span text:style-name="T10"><text:s/>por lo que sus hijos “achievement” tendran</text:span> <text:span text:style-name="T10">un atributo “name” para diferenciarlo de otros personajes </text:span>y “starter_series” <text:span text:style-name="T10">tendra records llamados “record1”, “record2” y record3” el cual su atributo “name” es #IMPLIED al ser logros generales que no necesitan diferenciarse.</text:span></text:p>
        </text:list-item>
        <text:list-item>
          <text:p text:style-name="P7">El elemento overview <text:span text:style-name="T10">tiene tres elementos “damage”, “style”, “difficulty” </text:span><text:span text:style-name="T11">los cuales “damage” y “difficulty” seran EMPTY al no tener nada que mostrar sino solo el atributo el cual es #REQUIRED y solo hay esas opciones especificas, por ejemplo “(physical|magic|mixed)”. El elemento “style” también tendrá </text:span><text:span text:style-name="T12">en su atributo “type” solo dos tipos a elegir, (melee|ranged), pero no es EMPTY debido a que mostrará la clase del personaje.</text:span></text:p>
        </text:list-item>
        <text:list-item>
          <text:p text:style-name="P8">El elemento abilities tendrá sus elementos hijos los cuales son las teclas del teclado (”P, Q, W, E, R”) para las habilidades del personaje. Cada uno tendrá su atributo name #REQUIRED para diferenciar las habilidades.</text:p>
        </text:list-item>
        <text:list-item>
          <text:p text:style-name="P8">Por <text:span text:style-name="T13">ú</text:span>ltimo el elemento “skins” tendrá un hijo llamado “skin” el cual m<text:span text:style-name="T13">í</text:span>nimo siempre habr<text:span text:style-name="T13">á</text:span> <text:span text:style-name="T13">una</text:span> para cada personaje a muchas. E<text:span text:style-name="T13">l elemento “skin” será de tipo ANY para poder meter cualquier tipo de dato y tendra un atributo “name” para diferenciarlas.</text:span></text:p>
        </text:list-item>
      </text:list>
      <text:p text:style-name="P1"/>
      <text:p text:style-name="P9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9:57:38.800000000</meta:creation-date>
    <dc:date>2022-11-07T21:55:47.605000000</dc:date>
    <meta:editing-duration>PT4M46S</meta:editing-duration>
    <meta:editing-cycles>1</meta:editing-cycles>
    <meta:document-statistic meta:table-count="0" meta:image-count="0" meta:object-count="0" meta:page-count="1" meta:paragraph-count="9" meta:word-count="336" meta:character-count="2191" meta:non-whitespace-character-count="1866"/>
    <meta:generator>LibreOffice/7.3.4.2$Windows_X86_64 LibreOffice_project/728fec16bd5f605073805c3c9e7c4212a0120dc5</meta:generator>
  </office:meta>
</office:document-meta>
</file>